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.607cm" fo:min-width="9.3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56cm" fo:min-width="9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925cm" fo:min-width="9.343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4.512cm" fo:min-width="9.343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608cm" fo:min-width="9.34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3cm" svg:height="2.857cm" svg:x="5.762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083cm" svg:height="1.673cm" svg:x="6.204cm" svg:y="2.294cm">
          <draw:text-box>
            <text:p>Import libraries and define plot </text:p>
            <text:p>for the confusion matrix</text:p>
          </draw:text-box>
        </draw:frame>
        <draw:custom-shape draw:style-name="gr3" draw:text-style-name="P1" draw:layer="layout" svg:width="9.843cm" svg:height="3.81cm" svg:x="5.762cm" svg:y="5.44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892cm" svg:height="3.095cm" svg:x="6.086cm" svg:y="5.944cm">
          <draw:text-box>
            <text:p>Load Data from a csv file into </text:p>
            <text:p>a pandas dataframe. <text:s/>Define </text:p>
            <text:p>this df as X, the independent </text:p>
            <text:p>variables </text:p>
          </draw:text-box>
        </draw:frame>
        <draw:custom-shape draw:style-name="gr5" draw:text-style-name="P1" draw:layer="layout" svg:width="9.843cm" svg:height="3.175cm" svg:x="5.762cm" svg:y="10.2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795cm" svg:height="2.384cm" svg:x="6.08cm" svg:y="10.525cm">
          <draw:text-box>
            <text:p>Take the ‘Class’ attribute data</text:p>
            <text:p>series and define this as the </text:p>
            <text:p>dependent variable Y</text:p>
          </draw:text-box>
        </draw:frame>
        <draw:custom-shape draw:style-name="gr6" draw:text-style-name="P1" draw:layer="layout" svg:width="9.843cm" svg:height="4.762cm" svg:x="5.762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897cm" svg:height="3.806cm" svg:x="6.318cm" svg:y="14.618cm">
          <draw:text-box>
            <text:p>Standardize the data set by </text:p>
            <text:p>creating a set of weighting </text:p>
            <text:p>factors to compensate for the </text:p>
            <text:p>different ranges of </text:p>
            <text:p>individual attributes</text:p>
          </draw:text-box>
        </draw:frame>
        <draw:custom-shape draw:style-name="gr7" draw:text-style-name="P1" draw:layer="layout" svg:width="9.843cm" svg:height="2.858cm" svg:x="5.762cm" svg:y="20.367cm">
          <text:p text:style-name="P3">A Transform method is applied to get the terms lined up for the Linear Algebra operation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525cm" svg:y1="4.492cm" svg:x2="10.525cm" svg:y2="5.445cm">
          <text:p/>
        </draw:line>
        <draw:line draw:style-name="gr9" draw:text-style-name="P4" draw:layer="layout" svg:x1="10.525cm" svg:y1="9.255cm" svg:x2="10.525cm" svg:y2="10.207cm">
          <text:p/>
        </draw:line>
        <draw:line draw:style-name="gr10" draw:text-style-name="P4" draw:layer="layout" svg:x1="10.525cm" svg:y1="13.382cm" svg:x2="10.525cm" svg:y2="14.335cm">
          <text:p/>
        </draw:line>
        <draw:line draw:style-name="gr11" draw:text-style-name="P4" draw:layer="layout" svg:x1="10.525cm" svg:y1="19.097cm" svg:x2="10.525cm" svg:y2="20.367cm">
          <text:p/>
        </draw:line>
        <draw:line draw:style-name="gr12" draw:text-style-name="P4" draw:layer="layout" svg:x1="10.525cm" svg:y1="23.225cm" svg:x2="10.525cm" svg:y2="24.8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2:27:44.802532899</meta:creation-date>
    <dc:date>2022-04-03T13:13:18.692332641</dc:date>
    <meta:editing-duration>PT25M12S</meta:editing-duration>
    <meta:editing-cycles>2</meta:editing-cycles>
    <meta:generator>LibreOffice/7.2.5.2.0$Linux_X86_64 LibreOffice_project/20$Build-2</meta:generator>
    <meta:document-statistic meta:object-count="14"/>
  </office:meta>
</office:document-meta>
</file>